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92072" draw:textarea-horizontal-align="justify" draw:textarea-vertical-align="middle" draw:auto-grow-height="false" fo:min-height="8.75cm" fo:min-width="8.5cm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79b149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c8c8c8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1" svg:stroke-width="0.008cm" svg:stroke-color="#ffffff" draw:stroke-linejoin="miter" svg:stroke-linecap="butt" draw:fill="none" draw:fill-color="#ffffff" draw:textarea-horizontal-align="center" draw:textarea-vertical-align="middle" fo:padding-top="0.129cm" fo:padding-bottom="0.129cm" fo:padding-left="0.254cm" fo:padding-right="0.254cm"/>
    </style:style>
    <style:style style:name="gr6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8bc34a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689f38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4caf5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38823c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3d8b3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276528" draw:textarea-horizontal-align="center" draw:textarea-vertical-align="middle"/>
    </style:style>
    <style:style style:name="gr13" style:family="graphic" style:parent-style-name="standard">
      <style:graphic-properties draw:stroke="none" draw:fill-color="#192072" draw:textarea-horizontal-align="justify" draw:textarea-vertical-align="middle" draw:auto-grow-height="false" fo:min-height="10.5cm" fo:min-width="10.25cm"/>
    </style:style>
    <style:style style:name="gr14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c8c8c8" draw:textarea-horizontal-align="center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8bc34a" draw:textarea-horizontal-align="center" draw:textarea-vertical-align="middle" fo:padding-top="0.23cm" fo:padding-bottom="0.23cm" fo:padding-left="0.355cm" fo:padding-right="0.355cm"/>
    </style:style>
    <style:style style:name="gr16" style:family="graphic" style:parent-style-name="standard">
      <style:graphic-properties draw:stroke="solid" draw:stroke-dash="Dashed_20__28_var_29__20_1" svg:stroke-width="0.159cm" svg:stroke-color="#ffffff" draw:marker-start-width="0.438cm" draw:marker-end-width="0.438cm" draw:stroke-linejoin="none" svg:stroke-linecap="butt" draw:fill="none" draw:fill-color="#4caf50" draw:textarea-horizontal-align="center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276528" draw:textarea-horizontal-align="center" draw:textarea-vertical-align="middle" fo:padding-top="0.23cm" fo:padding-bottom="0.23cm" fo:padding-left="0.355cm" fo:padding-right="0.355cm"/>
    </style:style>
    <style:style style:name="gr18" style:family="graphic" style:parent-style-name="standard">
      <style:graphic-properties draw:stroke="none" draw:stroke-dash="Dashed_20__28_var_29__20_1" svg:stroke-width="0.106cm" svg:stroke-color="#ffffff" draw:marker-start-width="0.359cm" draw:marker-end-width="0.359cm" draw:stroke-linejoin="none" svg:stroke-linecap="butt" draw:fill="solid" draw:fill-color="#ffffff" draw:textarea-horizontal-align="center" draw:textarea-vertical-align="middle"/>
    </style:style>
    <style:style style:name="gr19" style:family="graphic" style:parent-style-name="objectwithoutfill">
      <style:graphic-properties draw:stroke="solid"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192072"/>
      <style:paragraph-properties fo:text-align="center"/>
    </style:style>
    <style:style style:name="P2" style:family="paragraph">
      <loext:graphic-properties draw:fill="solid" draw:fill-color="#79b149"/>
      <style:paragraph-properties fo:text-align="center"/>
    </style:style>
    <style:style style:name="P3" style:family="paragraph">
      <loext:graphic-properties draw:fill="solid" draw:fill-color="#c8c8c8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8bc34a"/>
      <style:paragraph-properties fo:text-align="center"/>
    </style:style>
    <style:style style:name="P7" style:family="paragraph">
      <loext:graphic-properties draw:fill="solid" draw:fill-color="#689f38"/>
      <style:paragraph-properties fo:text-align="center"/>
    </style:style>
    <style:style style:name="P8" style:family="paragraph">
      <loext:graphic-properties draw:fill="solid" draw:fill-color="#4caf50"/>
      <style:paragraph-properties fo:text-align="center"/>
    </style:style>
    <style:style style:name="P9" style:family="paragraph">
      <loext:graphic-properties draw:fill="solid" draw:fill-color="#38823c"/>
      <style:paragraph-properties fo:text-align="center"/>
    </style:style>
    <style:style style:name="P10" style:family="paragraph">
      <loext:graphic-properties draw:fill="solid" draw:fill-color="#3d8b3f"/>
      <style:paragraph-properties fo:text-align="center"/>
    </style:style>
    <style:style style:name="P11" style:family="paragraph">
      <loext:graphic-properties draw:fill="solid" draw:fill-color="#276528"/>
      <style:paragraph-properties fo:text-align="center"/>
    </style:style>
    <style:style style:name="P12" style:family="paragraph">
      <loext:graphic-properties draw:fill="none" draw:fill-color="#c8c8c8"/>
      <style:paragraph-properties fo:text-align="center"/>
    </style:style>
    <style:style style:name="P13" style:family="paragraph">
      <loext:graphic-properties draw:fill="none" draw:fill-color="#8bc34a"/>
      <style:paragraph-properties fo:text-align="center"/>
    </style:style>
    <style:style style:name="P14" style:family="paragraph">
      <loext:graphic-properties draw:fill="none" draw:fill-color="#4caf50"/>
      <style:paragraph-properties fo:text-align="center"/>
    </style:style>
    <style:style style:name="P15" style:family="paragraph">
      <loext:graphic-properties draw:fill="none" draw:fill-color="#276528"/>
      <style:paragraph-properties fo:text-align="center"/>
    </style:style>
    <style:style style:name="P1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4.5cm" svg:y="5.5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1.016cm" svg:height="0.651cm" svg:x="8.02cm" svg:y="9.558cm" svg:viewBox="0 0 1017 652" draw:points="508,652 0,652 0,0 1017,0 1017,652">
            <text:p/>
          </draw:polygon>
          <draw:path draw:style-name="gr3" draw:text-style-name="P3" draw:layer="layout" svg:width="4.115cm" svg:height="0.713cm" svg:x="6.96cm" svg:y="7.94cm" svg:viewBox="0 0 4116 714" svg:d="M292 0c-162 0-292 131-292 293v421h4116v-421c0-162-130-293-291-293z">
            <text:p/>
          </draw:path>
          <draw:path draw:style-name="gr4" draw:text-style-name="P4" draw:layer="layout" svg:width="0.325cm" svg:height="0.326cm" svg:x="7.744cm" svg:y="8.14cm" svg:viewBox="0 0 326 327" svg:d="M326 163c0 29-8 57-22 82-15 25-34 45-59 60-25 14-53 22-82 22s-57-8-82-22c-25-15-46-35-60-60-15-25-21-53-21-82 0-28 7-57 21-81 15-25 35-46 60-60 25-15 53-22 82-22s57 7 82 22c25 14 45 35 59 60 15 24 22 53 22 81z">
            <text:p/>
          </draw:path>
          <draw:path draw:style-name="gr5" draw:text-style-name="P5" draw:layer="layout" svg:width="0.325cm" svg:height="0.326cm" svg:x="7.744cm" svg:y="8.14cm" svg:viewBox="0 0 326 327" svg:d="M326 163c0 28-8 57-22 82-15 25-34 45-59 60-25 14-53 22-82 22s-57-8-82-22c-25-15-46-35-60-60-15-25-21-54-21-82 0-29 6-57 21-81 14-25 35-46 60-60 25-15 53-22 82-22s57 7 82 22c25 14 45 35 59 60 15 24 22 52 22 81z">
            <text:p/>
          </draw:path>
          <draw:path draw:style-name="gr6" draw:text-style-name="P4" draw:layer="layout" svg:width="0.326cm" svg:height="0.326cm" svg:x="10.021cm" svg:y="8.117cm" svg:viewBox="0 0 327 327" svg:d="M327 163c0 29-8 57-22 82-15 25-35 46-60 60s-54 22-82 22c-29 0-57-8-81-22-25-14-46-35-60-60-15-25-22-53-22-82 0-28 7-57 22-81 14-25 35-46 60-60 24-15 53-22 81-22 29 0 57 7 82 22 25 14 45 35 60 60 14 24 22 53 22 81z">
            <text:p/>
          </draw:path>
          <draw:path draw:style-name="gr5" draw:text-style-name="P5" draw:layer="layout" svg:width="0.326cm" svg:height="0.326cm" svg:x="10.021cm" svg:y="8.117cm" svg:viewBox="0 0 327 327" svg:d="M327 163c0 28-8 57-22 82-15 25-35 46-60 60s-54 22-82 22c-29 0-57-8-81-22-25-14-46-35-60-60-15-25-22-54-22-82 0-29 7-57 22-81 14-25 35-46 60-60 24-15 52-22 81-22 28 0 57 7 82 22 25 14 45 35 60 60 14 24 22 52 22 81z">
            <text:p/>
          </draw:path>
          <draw:path draw:style-name="gr7" draw:text-style-name="P6" draw:layer="layout" svg:width="4.112cm" svg:height="3.255cm" svg:x="6.963cm" svg:y="8.644cm" svg:viewBox="0 0 4113 3256" svg:d="M0 0v2965c0 161 129 291 290 291h3532c161 0 291-130 291-291v-2965z">
            <text:p/>
          </draw:path>
          <draw:polygon draw:style-name="gr8" draw:text-style-name="P7" draw:layer="layout" svg:width="1.056cm" svg:height="2.063cm" svg:x="6.962cm" svg:y="8.644cm" svg:viewBox="0 0 1057 2064" draw:points="529,2064 0,2064 0,0 1057,0 1057,2064">
            <text:p/>
          </draw:polygon>
          <draw:polygon draw:style-name="gr9" draw:text-style-name="P8" draw:layer="layout" svg:width="1.022cm" svg:height="1.693cm" svg:x="8.02cm" svg:y="10.206cm" svg:viewBox="0 0 1023 1694" draw:points="511,1694 0,1694 0,0 1023,0 1023,1694">
            <text:p/>
          </draw:polygon>
          <draw:polygon draw:style-name="gr10" draw:text-style-name="P9" draw:layer="layout" svg:width="1.022cm" svg:height="0.917cm" svg:x="8.02cm" svg:y="8.644cm" svg:viewBox="0 0 1023 918" draw:points="511,918 0,918 0,0 1023,0 1023,918">
            <text:p/>
          </draw:polygon>
          <draw:polygon draw:style-name="gr8" draw:text-style-name="P7" draw:layer="layout" svg:width="1.022cm" svg:height="1.982cm" svg:x="9.032cm" svg:y="9.918cm" svg:viewBox="0 0 1023 1983" draw:points="511,1983 0,1983 0,0 1023,0 1023,1983">
            <text:p/>
          </draw:polygon>
          <draw:polygon draw:style-name="gr9" draw:text-style-name="P8" draw:layer="layout" svg:width="1.026cm" svg:height="1.693cm" svg:x="10.051cm" svg:y="9.405cm" svg:viewBox="0 0 1027 1694" draw:points="513,1694 0,1694 0,0 1027,0 1027,1694">
            <text:p/>
          </draw:polygon>
          <draw:polygon draw:style-name="gr11" draw:text-style-name="P10" draw:layer="layout" svg:width="1.022cm" svg:height="1.312cm" svg:x="9.032cm" svg:y="8.644cm" svg:viewBox="0 0 1023 1313" draw:points="511,1313 0,1313 0,0 1023,0 1023,1313">
            <text:p/>
          </draw:polygon>
          <draw:path draw:style-name="gr12" draw:text-style-name="P11" draw:layer="layout" svg:width="2.095cm" svg:height="2.095cm" svg:x="9.195cm" svg:y="10.064cm" svg:viewBox="0 0 2096 2096" svg:d="M2096 1048c0 184-49 364-141 524-92 159-224 291-383 383s-340 141-524 141-365-49-524-141-291-224-383-383c-92-160-141-340-141-524s49-365 141-524 224-292 383-383c159-92 340-141 524-141s365 49 524 141c159 91 291 224 383 383s141 340 141 524z">
            <text:p/>
          </draw:path>
          <draw:polygon draw:style-name="gr6" draw:text-style-name="P4" draw:layer="layout" svg:width="0.515cm" svg:height="0.365cm" svg:x="9.756cm" svg:y="10.697cm" svg:viewBox="0 0 516 366" draw:points="516,366 258,366 0,366 129,183 258,0 387,183">
            <text:p/>
          </draw:polygon>
          <draw:polygon draw:style-name="gr6" draw:text-style-name="P4" draw:layer="layout" svg:width="0.179cm" svg:height="0.535cm" svg:x="9.924cm" svg:y="11.001cm" svg:viewBox="0 0 180 536" draw:points="90,536 0,536 0,0 180,0 180,536">
            <text:p/>
          </draw:polygon>
          <draw:polygon draw:style-name="gr6" draw:text-style-name="P4" draw:layer="layout" svg:width="0.516cm" svg:height="0.364cm" svg:x="10.216cm" svg:y="11.168cm" svg:viewBox="0 0 517 365" draw:points="517,0 259,0 0,0 130,182 259,365 388,182">
            <text:p/>
          </draw:polygon>
          <draw:polygon draw:style-name="gr6" draw:text-style-name="P4" draw:layer="layout" svg:width="0.18cm" svg:height="0.535cm" svg:x="10.384cm" svg:y="10.693cm" svg:viewBox="0 0 181 536" draw:points="91,0 0,0 0,536 181,536 181,0">
            <text:p/>
          </draw:polygon>
        </draw:g>
      </draw:page>
      <draw:page draw:name="page2" draw:style-name="dp1" draw:master-page-name="Standard">
        <draw:custom-shape draw:style-name="gr13" draw:text-style-name="P1" draw:layer="layout" svg:width="10.75cm" svg:height="10.75cm" svg:x="4.5cm" svg:y="5.5cm">
          <text:p/>
          <draw:enhanced-geometry svg:viewBox="0 0 21600 21600" draw:type="rectangle" draw:enhanced-path="M 0 0 L 21600 0 21600 21600 0 21600 0 0 Z N"/>
        </draw:custom-shape>
        <draw:path draw:style-name="gr14" draw:text-style-name="P12" draw:layer="layout" svg:width="4.115cm" svg:height="0.713cm" svg:x="7.812cm" svg:y="8.895cm" svg:viewBox="0 0 4116 714" svg:d="M292 0c-162 0-292 131-292 293v421h4116v-421c0-162-130-293-291-293z">
          <text:p/>
        </draw:path>
        <draw:path draw:style-name="gr4" draw:text-style-name="P4" draw:layer="layout" svg:width="0.325cm" svg:height="0.326cm" svg:x="8.596cm" svg:y="9.095cm" svg:viewBox="0 0 326 327" svg:d="M326 163c0 29-8 57-22 82-15 25-34 45-59 60-25 14-53 22-82 22s-57-8-82-22c-25-15-46-35-60-60-15-25-21-53-21-82 0-28 7-57 21-81 15-25 35-46 60-60 25-15 53-22 82-22s57 7 82 22c25 14 45 35 59 60 15 24 22 53 22 81z">
          <text:p/>
        </draw:path>
        <draw:path draw:style-name="gr5" draw:text-style-name="P5" draw:layer="layout" svg:width="0.325cm" svg:height="0.326cm" svg:x="8.596cm" svg:y="9.095cm" svg:viewBox="0 0 326 327" svg:d="M326 163c0 28-8 57-22 82-15 25-34 45-59 60-25 14-53 22-82 22s-57-8-82-22c-25-15-46-35-60-60-15-25-21-54-21-82 0-29 6-57 21-81 14-25 35-46 60-60 25-15 53-22 82-22s57 7 82 22c25 14 45 35 59 60 15 24 22 52 22 81z">
          <text:p/>
        </draw:path>
        <draw:path draw:style-name="gr6" draw:text-style-name="P4" draw:layer="layout" svg:width="0.326cm" svg:height="0.326cm" svg:x="10.873cm" svg:y="9.072cm" svg:viewBox="0 0 327 327" svg:d="M327 163c0 29-8 57-22 82-15 25-35 46-60 60s-54 22-82 22c-29 0-57-8-81-22-25-14-46-35-60-60-15-25-22-53-22-82 0-28 7-57 22-81 14-25 35-46 60-60 24-15 53-22 81-22 29 0 57 7 82 22 25 14 45 35 60 60 14 24 22 53 22 81z">
          <text:p/>
        </draw:path>
        <draw:path draw:style-name="gr5" draw:text-style-name="P5" draw:layer="layout" svg:width="0.326cm" svg:height="0.326cm" svg:x="10.873cm" svg:y="9.072cm" svg:viewBox="0 0 327 327" svg:d="M327 163c0 28-8 57-22 82-15 25-35 46-60 60s-54 22-82 22c-29 0-57-8-81-22-25-14-46-35-60-60-15-25-22-54-22-82 0-29 7-57 22-81 14-25 35-46 60-60 24-15 52-22 81-22 28 0 57 7 82 22 25 14 45 35 60 60 14 24 22 52 22 81z">
          <text:p/>
        </draw:path>
        <draw:path draw:style-name="gr15" draw:text-style-name="P13" draw:layer="layout" svg:width="4.112cm" svg:height="3.255cm" svg:x="7.815cm" svg:y="9.599cm" svg:viewBox="0 0 4113 3256" svg:d="M0 0v2965c0 161 129 291 290 291h3532c161 0 291-130 291-291v-2965z">
          <text:p/>
        </draw:path>
        <draw:polygon draw:style-name="gr16" draw:text-style-name="P14" draw:layer="layout" svg:width="1.022cm" svg:height="3.254cm" svg:x="8.872cm" svg:y="9.6cm" svg:viewBox="0 0 1023 3255" draw:points="511,3255 0,3255 0,0 1023,0 1023,3255">
          <text:p/>
        </draw:polygon>
        <draw:path draw:style-name="gr17" draw:text-style-name="P15" draw:layer="layout" svg:width="2.095cm" svg:height="2.095cm" svg:x="9.843cm" svg:y="10.743cm" svg:viewBox="0 0 2096 2096" svg:d="M2096 1048c0 184-49 364-141 524-92 159-224 291-383 383s-340 141-524 141-365-49-524-141-291-224-383-383c-92-160-141-340-141-524s49-365 141-524 224-292 383-383c159-92 340-141 524-141s365 49 524 141c159 91 291 224 383 383s141 340 141 524z">
          <text:p/>
        </draw:path>
        <draw:polygon draw:style-name="gr18" draw:text-style-name="P4" draw:layer="layout" svg:width="0.631cm" svg:height="0.479cm" svg:x="10.964cm" svg:y="11.932cm" svg:viewBox="0 0 632 480" draw:points="632,0 317,0 0,0 159,240 317,480 474,240">
          <text:p/>
        </draw:polygon>
        <draw:polygon draw:style-name="gr18" draw:text-style-name="P4" draw:layer="layout" svg:width="0.22cm" svg:height="0.705cm" svg:x="11.17cm" svg:y="11.306cm" svg:viewBox="0 0 221 706" draw:points="111,0 0,0 0,706 221,706 221,0">
          <text:p/>
        </draw:polygon>
        <draw:polygon draw:style-name="gr18" draw:text-style-name="P4" draw:layer="layout" svg:width="0.631cm" svg:height="0.479cm" draw:transform="rotate (-3.14159265358979) translate (10.8311991906969cm 11.787241918005cm)" svg:viewBox="0 0 632 480" draw:points="0,0 315,0 632,0 473,240 315,480 158,240">
          <text:p/>
        </draw:polygon>
        <draw:polygon draw:style-name="gr18" draw:text-style-name="P4" draw:layer="layout" svg:width="0.22cm" svg:height="0.705cm" draw:transform="rotate (-3.14159265358979) translate (10.6258699728237cm 12.4125360980546cm)" svg:viewBox="0 0 221 706" draw:points="110,0 221,0 221,706 0,706 0,0">
          <text:p/>
        </draw:polygon>
        <draw:line draw:style-name="gr19" draw:text-style-name="P16" draw:layer="layout" svg:x1="10.904cm" svg:y1="9.705cm" svg:x2="10.904cm" svg:y2="10.7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9:02:19.439399307</meta:creation-date>
    <dc:date>2024-09-07T07:21:01.245497804</dc:date>
    <meta:editing-duration>PT3M54S</meta:editing-duration>
    <meta:editing-cycles>2</meta:editing-cycles>
    <meta:generator>LibreOffice/7.1.5.2$Linux_X86_64 LibreOffice_project/10$Build-2</meta:generator>
    <meta:document-statistic meta:object-count="34"/>
  </office:meta>
</office:document-meta>
</file>